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P3" style:family="paragraph" style:parent-style-name="Text_20_body" style:list-style-name="L1">
      <style:text-properties fo:color="#00ae00"/>
    </style:style>
    <style:style style:name="P4" style:family="paragraph" style:parent-style-name="Standard" style:list-style-name="L1"/>
    <style:style style:name="T1" style:family="text">
      <style:text-properties style:text-position="super 58%"/>
    </style:style>
    <style:style style:name="T2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style:font-name="Lucida Console" fo:font-size="9pt" style:font-name-asian="Lucida Console" style:font-size-asian="9pt" style:font-name-complex="Lucida Console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ngs to ask the prof</text:h>
      <text:list xml:id="list5697209046570147280" text:style-name="L1">
        <text:list-item>
          <text:p text:style-name="P2">Testbench simulation doesn't do what is supposed to do (output and halting at 250us), (how to load testbench sdram data?)</text:p>
        </text:list-item>
        <text:list-item>
          <text:p text:style-name="P1">script mul32.do can't find some signals and the result is undefined</text:p>
        </text:list-item>
        <text:list-item>
          <text:p text:style-name="P1">multiplication is a "*" how can we improve it? In configuration script we can select 2cycles multiplier but it seems to do nothing, is that the way?</text:p>
        </text:list-item>
        <text:list-item>
          <text:p text:style-name="P1">Is vivado ok for synthesis?</text:p>
        </text:list-item>
        <text:list-item>
          <text:p text:style-name="P3">Mul32: in documentation it says signed but it seems to work in 2's complement SOLVED: in documentation says that 32<text:span text:style-name="T1">nd</text:span> bit is sign 31..0 is 2's complement (so op1[32] == op1[31])</text:p>
        </text:list-item>
        <text:list-item>
          <text:p text:style-name="P4">command "make ise-map" return error!!!!! (Invalid target device 'xc4vfx60') and in the <text:s/>environment can't find leon3mp.prj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2S</meta:editing-duration>
    <meta:editing-cycles>6</meta:editing-cycles>
    <meta:generator>OpenOffice.org/3.4.1$Win32 OpenOffice.org_project/341m1$Build-9593</meta:generator>
    <dc:date>2013-05-04T22:45:16.53</dc:date>
    <meta:document-statistic meta:table-count="0" meta:image-count="0" meta:object-count="0" meta:page-count="1" meta:paragraph-count="7" meta:word-count="121" meta:character-count="690"/>
    <meta:user-defined meta:name="Info 1"/>
    <meta:user-defined meta:name="Info 2"/>
    <meta:user-defined meta:name="Info 3"/>
    <meta:user-defined meta:name="Info 4"/>
  </office:meta>
</office:document-meta>
</file>